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Главное_20_название">
      <style:text-properties fo:language="ru" fo:country="RU"/>
    </style:style>
    <style:style style:name="P3" style:family="paragraph" style:parent-style-name="Главное_20_название" style:master-page-name="First_20_Page">
      <style:paragraph-properties style:page-number="auto"/>
      <style:text-properties fo:language="ru" fo:country="RU"/>
    </style:style>
    <style:style style:name="P4" style:family="paragraph" style:parent-style-name="Части_20_и_20_главы">
      <style:text-properties fo:language="ru" fo:country="RU"/>
    </style:style>
    <style:style style:name="P5" style:family="paragraph" style:parent-style-name="Части_20_и_20_главы">
      <style:text-properties fo:language="ru" fo:country="RU" officeooo:rsid="19141ba1"/>
    </style:style>
    <style:style style:name="P6" style:family="paragraph" style:parent-style-name="Части_20_и_20_главы">
      <style:paragraph-properties fo:break-before="page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2" fo:hyphenation-push-char-count="2"/>
    </style:style>
    <style:style style:name="P9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10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41ba1" fo:hyphenate="tru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officeooo:rsid="190e33f1"/>
    </style:style>
    <style:style style:name="T3" style:family="text">
      <style:text-properties fo:font-size="18pt" style:font-size-asian="18pt" style:font-size-complex="18pt" fo:padding="0cm" fo:border="none" style:shadow="none"/>
    </style:style>
    <style:style style:name="T4" style:family="text">
      <style:text-properties fo:font-size="18pt" officeooo:rsid="1908c603" style:font-size-asian="18pt" style:font-size-complex="18pt" fo:padding="0cm" fo:border="none" style:shadow="none"/>
    </style:style>
    <style:style style:name="T5" style:family="text">
      <style:text-properties fo:font-size="18pt" fo:language="en" fo:country="US" officeooo:rsid="1908c603" style:font-size-asian="18pt" style:font-size-complex="18pt" fo:padding="0cm" fo:border="none" style:shadow="none"/>
    </style:style>
    <style:style style:name="T6" style:family="text">
      <style:text-properties fo:font-size="18pt" fo:language="ru" fo:country="RU" style:font-size-asian="18pt" style:font-size-complex="18pt" fo:padding="0cm" fo:border="none" style:shadow="none"/>
    </style:style>
    <style:style style:name="T7" style:family="text">
      <style:text-properties fo:font-size="18pt" fo:language="ru" fo:country="RU" officeooo:rsid="1908c603" style:font-size-asian="18pt" style:font-size-complex="18pt" fo:padding="0cm" fo:border="none" style:shadow="none"/>
    </style:style>
    <style:style style:name="T8" style:family="text">
      <style:text-properties officeooo:rsid="19128287"/>
    </style:style>
    <style:style style:name="T9" style:family="text">
      <style:text-properties officeooo:rsid="1913c295"/>
    </style:style>
    <style:style style:name="T10" style:family="text">
      <style:text-properties officeooo:rsid="1914bec4"/>
    </style:style>
    <style:style style:name="T11" style:family="text">
      <style:text-properties officeooo:rsid="1914f2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Благородная </text:span>Мауна,</text:p>
      <text:p text:style-name="P2">печали Вестающая</text:p>
      <text:p text:style-name="P6"><text:span text:style-name="Line_20_numbering"><text:span text:style-name="T6">Глава </text:span></text:span><text:span text:style-name="Line_20_numbering"><text:span text:style-name="T7">I</text:span></text:span></text:p>
      <text:p text:style-name="P5"/>
      <text:p text:style-name="P8"><text:span text:style-name="T10">Смутное предо</text:span>щущение хаоса явилось враз, как только её дилижанс <text:span text:style-name="T8">подъехал к этим</text:span> ворот<text:span text:style-name="T8">ам</text:span>. Мауна прихорашивались, смотрясь в<text:span text:style-name="T9"> церемониальное златорамочное зеркало</text:span>, и её сразу отвлекло, что привратники открывали небрежно, развалясь, с какими-то шутками; она с лёгким раздражением выглянула в окно, щурясь от неприятного дневного света; и дилижанс снова тронулся лишь тогда, когда глава её охраны <text:span text:style-name="T11">зарычал привратникам</text:span> двигаться поживей.</text:p>
      <text:p text:style-name="P8"/>
      <text:p text:style-name="P10">«Она сошла с ума!»</text:p>
      <text:p text:style-name="P7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Звездочки_20_по_20_центру" style:display-name="Звездочки по центру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Главное_20_название" style:display-name="Главное название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28pt" fo:font-weight="bold" officeooo:rsid="1906dc3c" style:font-size-asian="28pt" style:font-weight-asian="bold" style:font-size-complex="28pt" style:font-weight-complex="bold" fo:hyphenate="true" fo:hyphenation-remain-char-count="3" fo:hyphenation-push-char-count="3"/>
    </style:style>
    <style:style style:name="Части_20_и_20_главы" style:display-name="Части и главы" style:family="paragraph" style:parent-style-name="Звездочки_20_по_20_центру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Текст_20_прозы" style:display-name="Текст прозы" style:family="paragraph" style:parent-style-name="Preformatted_20_Text">
      <style:paragraph-properties fo:margin-left="0cm" fo:margin-right="0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Текстовые_20_цитаты" style:display-name="Текстовые цитаты" style:family="paragraph" style:parent-style-name="Preformatted_20_Text">
      <style:paragraph-properties fo:margin-left="1.799cm" fo:margin-right="1.799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fo:font-style="italic" officeooo:rsid="000b51db" style:font-size-asian="12pt" style:font-style-asian="italic" style:font-size-complex="12pt" style:font-style-complex="italic" fo:hyphenate="true" fo:hyphenation-remain-char-count="3" fo:hyphenation-push-char-count="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Текстовые_20_цитаты_20_по_20_центру" style:display-name="Текстовые цитаты по центру" style:family="paragraph" style:parent-style-name="Текстовые_20_цитаты">
      <style:paragraph-properties fo:margin-left="1.799cm" fo:margin-right="1.799cm" fo:text-align="center" style:justify-single-word="false" fo:text-indent="0cm" style:auto-text-indent="false"/>
    </style:style>
    <style:style style:name="Одиночные_20_текстовые_20_цитаты" style:display-name="Одиночные текстовые цитаты" style:family="paragraph" style:parent-style-name="Текстовые_20_цитаты">
      <style:paragraph-properties fo:margin-left="1.799cm" fo:margin-right="1.799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2cm" fo:margin-bottom="3.3cm" fo:margin-left="2.701cm" fo:margin-right="2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8.23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17:05:30.188000000</dc:date>
    <meta:generator>LibreOffice/4.4.5.2$Windows_x86 LibreOffice_project/a22f674fd25a3b6f45bdebf25400ed2adff0ff99</meta:generator>
    <meta:editing-duration>P78DT11H6M10S</meta:editing-duration>
    <meta:editing-cycles>6123</meta:editing-cycles>
    <dc:title>Снохождение</dc:title>
    <meta:document-statistic meta:table-count="0" meta:image-count="0" meta:object-count="0" meta:page-count="2" meta:paragraph-count="6" meta:word-count="69" meta:character-count="491" meta:non-whitespace-character-count="428"/>
    <meta:user-defined meta:name="Author">mso</meta:user-defined>
  </office:meta>
</office:document-meta>
</file>